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ellipse draw:style-name="gr1" draw:text-style-name="P1" draw:layer="layout" svg:width="20.32cm" svg:height="21.59cm" svg:x="0.635cm" svg:y="3.175cm">
          <text:p/>
        </draw:ellips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Arial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Hiragino Kaku Gothic Pro W3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2-20T13:41:39</meta:creation-date>
    <dc:date>2010-02-20T13:48:51</dc:date>
    <meta:editing-duration>PT00H07M16S</meta:editing-duration>
    <meta:editing-cycles>1</meta:editing-cycles>
    <meta:document-statistic meta:object-count="1"/>
    <meta:generator>OpenOffice.org/3.1$Unix OpenOffice.org_project/310m19$Build-9420</meta:generator>
  </office:meta>
</office:document-meta>
</file>